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7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8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8"/>
          <table:table-cell table:style-name="ce8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3">
            <office:annotation draw:style-name="gr1" draw:text-style-name="P2" svg:width="8.255cm" svg:height="1.005cm" svg:x="36.18cm" svg:y="0.053cm" draw:caption-point-x="16.109cm" draw:caption-point-y="-0.043cm">
              <dc:date>2020-11-0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9" office:value-type="string" calcext:value-type="string" table:number-columns-spanned="1" table:number-rows-spanned="2">
            <office:annotation draw:style-name="gr2" draw:text-style-name="P2" svg:width="9.154cm" svg:height="1.137cm" svg:x="21.758cm" svg:y="0.132cm" draw:caption-point-x="16.367cm" draw:caption-point-y="0.274cm">
              <dc:date>2020-11-0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9" office:value-type="string" calcext:value-type="string" table:number-columns-spanned="1" table:number-rows-spanned="2">
            <office:annotation draw:style-name="gr3" draw:text-style-name="P2" svg:width="8.234cm" svg:height="1.031cm" svg:x="24.625cm" svg:y="0.132cm" draw:caption-point-x="15.964cm" draw:caption-point-y="0.274cm">
              <dc:date>2020-11-0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9" office:value-type="string" calcext:value-type="string" table:number-columns-spanned="1" table:number-rows-spanned="2">
            <office:annotation draw:style-name="gr4" draw:text-style-name="P2" svg:width="8.451cm" svg:height="0.74cm" svg:x="26.851cm" svg:y="0.132cm" draw:caption-point-x="15.669cm" draw:caption-point-y="0.274cm">
              <dc:date>2020-11-06T00:00:00</dc:date>
              <text:p text:style-name="P1"><text:span text:style-name="T1">9 Total dos rendimentos brutos pagos no mês.</text:span></text:p>
            </office:annotation>
            <text:p>Total de Rendimentos Brutos<text:span text:style-name="T4">9</text:span></text:p>
          </table:table-cell>
          <table:table-cell table:style-name="ce9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9"/>
          <table:table-cell table:style-name="ce9" office:value-type="string" calcext:value-type="string" table:number-columns-spanned="1" table:number-rows-spanned="2">
            <office:annotation draw:style-name="gr5" draw:text-style-name="P2" svg:width="6.435cm" svg:height="0.634cm" svg:x="34.376cm" svg:y="0.132cm" draw:caption-point-x="16.205cm" draw:caption-point-y="0.274cm">
              <dc:date>2020-11-06T00:00:00</dc:date>
              <text:p text:style-name="P1"><text:span text:style-name="T1">13 Total dos Descontos efetuados no mês.</text:span></text:p>
            </office:annotation>
            <text:p>Total de Descontos<text:span text:style-name="T4">13</text:span></text:p>
          </table:table-cell>
          <table:covered-table-cell table:style-name="ce9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766cm" svg:height="1.694cm" svg:x="9.171cm" svg:y="0.528cm" draw:caption-point-x="16.744cm" draw:caption-point-y="0.275cm">
              <dc:date>2020-11-0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4">1</text:span></text:p>
          </table:table-cell>
          <table:table-cell table:style-name="ce1" office:value-type="string" calcext:value-type="string">
            <office:annotation draw:style-name="gr7" draw:text-style-name="P2" svg:width="7.915cm" svg:height="1.403cm" svg:x="11.779cm" svg:y="0.528cm" draw:caption-point-x="16.405cm" draw:caption-point-y="0.275cm">
              <dc:date>2020-11-0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1" office:value-type="string" calcext:value-type="string">
            <office:annotation draw:style-name="gr8" draw:text-style-name="P2" svg:width="7.359cm" svg:height="2.937cm" svg:x="13.526cm" svg:y="0.528cm" draw:caption-point-x="16.45cm" draw:caption-point-y="0.275cm">
              <dc:date>2020-11-0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3</text:span></text:p>
          </table:table-cell>
          <table:table-cell table:style-name="ce1" office:value-type="string" calcext:value-type="string">
            <office:annotation draw:style-name="gr7" draw:text-style-name="P2" svg:width="7.674cm" svg:height="1.403cm" svg:x="15.593cm" svg:y="0.528cm" draw:caption-point-x="16.118cm" draw:caption-point-y="0.275cm">
              <dc:date>2020-11-0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1" office:value-type="string" calcext:value-type="string">
            <office:annotation draw:style-name="gr9" draw:text-style-name="P2" svg:width="8.983cm" svg:height="2.197cm" svg:x="17.445cm" svg:y="0.528cm" draw:caption-point-x="16.339cm" draw:caption-point-y="0.275cm">
              <dc:date>2020-11-0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4">5</text:span></text:p>
          </table:table-cell>
          <table:table-cell table:style-name="ce1" office:value-type="string" calcext:value-type="string">
            <office:annotation draw:style-name="gr10" draw:text-style-name="P2" svg:width="7.686cm" svg:height="2.144cm" svg:x="19.932cm" svg:y="0.528cm" draw:caption-point-x="15.868cm" draw:caption-point-y="0.275cm">
              <dc:date>2020-11-0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style-name="ce9"/>
          <table:covered-table-cell table:style-name="ce7"/>
          <table:covered-table-cell table:style-name="ce9"/>
          <table:table-cell table:style-name="ce1" office:value-type="string" calcext:value-type="string">
            <office:annotation draw:style-name="gr11" draw:text-style-name="P2" svg:width="6.103cm" svg:height="1.513cm" svg:x="28.961cm" svg:y="0.528cm" draw:caption-point-x="15.854cm" draw:caption-point-y="0.275cm">
              <dc:date>2020-11-0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1" office:value-type="string" calcext:value-type="string">
            <office:annotation draw:style-name="gr12" draw:text-style-name="P2" svg:width="5.612cm" svg:height="0.635cm" svg:x="30.859cm" svg:y="0.528cm" draw:caption-point-x="15.664cm" draw:caption-point-y="0.275cm">
              <dc:date>2020-11-06T00:00:00</dc:date>
              <text:p text:style-name="P1"><text:span text:style-name="T1">11 Imposto de Renda na Fonte.</text:span></text:p>
            </office:annotation>
            <text:p>Imposto de Renda<text:span text:style-name="T4">11</text:span></text:p>
          </table:table-cell>
          <table:table-cell table:style-name="ce1" office:value-type="string" calcext:value-type="string">
            <office:annotation draw:style-name="gr11" draw:text-style-name="P2" svg:width="6.493cm" svg:height="1.513cm" svg:x="32.568cm" svg:y="0.528cm" draw:caption-point-x="16.249cm" draw:caption-point-y="0.275cm">
              <dc:date>2020-11-0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9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LAUDIA REGINA DA SILVA LOPEZ ANTAO</text:p>
          </table:table-cell>
          <table:table-cell office:value-type="string" calcext:value-type="string">
            <text:p>OFICIAL DE PROMOTORIA I</text:p>
          </table:table-cell>
          <table:table-cell office:value-type="string" calcext:value-type="string">
            <text:p>CENTRAL DE INQUERITOS POLICIAIS E PROCESSOS - CIPP</text:p>
          </table:table-cell>
          <table:table-cell table:style-name="ce6" office:value-type="float" office:value="6197.45" calcext:value-type="float">
            <text:p><text:s/>6.197,45 </text:p>
          </table:table-cell>
          <table:table-cell table:style-name="ce6" office:value-type="float" office:value="6345.57" calcext:value-type="float">
            <text:p><text:s/>6.345,57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6271.5" calcext:value-type="float">
            <text:p><text:s/>6.271,50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961.22" calcext:value-type="float">
            <text:p><text:s/>961,22 </text:p>
          </table:table-cell>
          <table:table-cell table:style-name="ce6" office:value-type="float" office:value="801.32" calcext:value-type="float">
            <text:p><text:s/>801,32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20577.06" calcext:value-type="float">
            <text:p><text:s/>20.577,06 </text:p>
          </table:table-cell>
          <table:table-cell table:style-name="ce6" office:value-type="float" office:value="1557.99" calcext:value-type="float">
            <text:p><text:s/>1.557,99 </text:p>
          </table:table-cell>
          <table:table-cell table:style-name="ce6" office:value-type="float" office:value="2280.09" calcext:value-type="float">
            <text:p><text:s/>2.280,09 </text:p>
          </table:table-cell>
          <table:table-cell table:style-name="ce6" office:value-type="float" office:value="0" calcext:value-type="float">
            <text:p><text:s/>- </text:p>
          </table:table-cell>
          <table:table-cell table:style-name="ce6" office:value-type="float" office:value="3838.08" calcext:value-type="float">
            <text:p><text:s/>3.838,08 </text:p>
          </table:table-cell>
          <table:table-cell table:style-name="ce6" office:value-type="float" office:value="16738.98" calcext:value-type="float">
            <text:p><text:s/>16.738,98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10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Remuneração do cargo efetivo - Vencimento, GAMPU, V.P.I., Adicionais de Qualificação, G.A.E. e G.A.S., além de outras desta naturez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1</text:span><text:span text:style-name="T3"> Imposto de Renda na Fo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3" table:number-rows-repeated="14904">
          <table:table-cell table:style-name="ce3"/>
          <table:table-cell table:number-columns-repeated="1023"/>
        </table:table-row>
        <table:table-row table:style-name="ro3" table:number-rows-repeated="10336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0:39:23.1063152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6:52.184000000</meta:creation-date>
    <dc:date>2021-02-03T10:40:44.578402694</dc:date>
    <meta:editing-duration>PT5M38S</meta:editing-duration>
    <meta:editing-cycles>3</meta:editing-cycles>
    <meta:generator>LibreOffice/6.4.4.2$Linux_X86_64 LibreOffice_project/40$Build-2</meta:generator>
    <meta:document-statistic meta:table-count="1" meta:cell-count="56" meta:object-count="0"/>
  </office:meta>
</office:document-meta>
</file>